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/>
          <table:table-cell office:value-type="string" calcext:value-type="string">
            <text:p>So that I can..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Task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digital beats</text:p>
          </table:table-cell>
          <table:table-cell/>
          <table:table-cell table:style-name="ce1"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dit digital beats</text:p>
          </table:table-cell>
          <table:table-cell/>
          <table:table-cell table:style-name="ce2"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ser</text:p>
          </table:table-cell>
          <table:table-cell office:value-type="string" calcext:value-type="string">
            <text:p>create synthesizers</text:p>
          </table:table-cell>
          <table:table-cell/>
          <table:table-cell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</text:p>
          </table:table-cell>
          <table:table-cell office:value-type="string" calcext:value-type="string">
            <text:p>edit synthesizers</text:p>
          </table:table-cell>
          <table:table-cell/>
          <table:table-cell office:value-type="string" calcext:value-type="string">
            <text:p>use them to produce music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 my midi device</text:p>
          </table:table-cell>
          <table:table-cell/>
          <table:table-cell office:value-type="string" calcext:value-type="string">
            <text:p>use it to produce music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n audio file</text:p>
          </table:table-cell>
          <table:table-cell/>
          <table:table-cell office:value-type="string" calcext:value-type="string">
            <text:p>write my music to it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ment on my audio file</text:p>
          </table:table-cell>
          <table:table-cell/>
          <table:table-cell office:value-type="string" calcext:value-type="string">
            <text:p>track my progress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xport my audio file as mp3</text:p>
          </table:table-cell>
          <table:table-cell/>
          <table:table-cell office:value-type="string" calcext:value-type="string">
            <text:p>store and share it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bine several tracks</text:p>
          </table:table-cell>
          <table:table-cell/>
          <table:table-cell office:value-type="string" calcext:value-type="string">
            <text:p>produce melodies and beat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ave my project</text:p>
          </table:table-cell>
          <table:table-cell/>
          <table:table-cell office:value-type="string" calcext:value-type="string">
            <text:p>open it and work on it later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software shall be able to open a new file to store digital beats in.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oftware shall be able to open a new file to store a synthesizer in.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oftware shall allow the user to create a new digital beat.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software shall allow the user to create a new synthesiz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he software shall allow the user to edit digital beats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oftware shall allow the user to edit synthesizers.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software shall allow the user to comment on their audio fil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software shall allow the user to export their synthesizers and beats as an mp3 fil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software shall allow the user to save their project as a project file.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software shall allow the user to combine several tracks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1:21:21.0088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07:40.808970000</meta:creation-date>
    <dc:date>2017-06-01T11:27:49.239846000</dc:date>
    <meta:editing-duration>PT22M11S</meta:editing-duration>
    <meta:editing-cycles>4</meta:editing-cycles>
    <meta:generator>LibreOffice/5.2.2.2$MacOSX_X86_64 LibreOffice_project/8f96e87c890bf8fa77463cd4b640a2312823f3ad</meta:generator>
    <meta:document-statistic meta:table-count="1" meta:cell-count="70" meta:object-count="0"/>
  </office:meta>
</office:document-meta>
</file>